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0H32M29.415051S" calcext:value-type="time">
            <text:p>910:3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udio file organ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7:40:12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3T08:40:44.336000000</dc:date>
    <meta:editing-duration>P39DT18H2M22S</meta:editing-duration>
    <meta:editing-cycles>1062</meta:editing-cycles>
    <meta:generator>LibreOffice/7.2.6.2$Windows_X86_64 LibreOffice_project/b0ec3a565991f7569a5a7f5d24fed7f52653d754</meta:generator>
    <meta:document-statistic meta:table-count="2" meta:cell-count="1366" meta:object-count="0"/>
  </office:meta>
</office:document-meta>
</file>